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ainerDefinition.AbstractContainer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getWidge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addWidgetDefinition(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Definition.getWidgetDefini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has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createWidget( Widget parent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resolve( List parents , WidgetDefinit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createWidgets( Widge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